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ÑACAYAURI SANCHEZ, JUAN CARLO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80841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305460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ÑACAYAURI SANCHEZ, JUAN CARLO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80841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30546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3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9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2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1/2021</text:p>
          </table:table-cell>
          <table:table-cell table:style-name="Tabla2.A3" office:value-type="string">
            <text:p text:style-name="P22">487096</text:p>
          </table:table-cell>
          <table:table-cell table:style-name="Tabla2.D3" office:value-type="string">
            <text:p text:style-name="P23">92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5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6T18:49:3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